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Norm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irst_20_line_20_indent" style:list-style-name="List_20_1"/>
    <style:style style:name="P2"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rganisation globale</text:h>
      <text:p text:style-name="First_20_line_20_indent">Nous avons commencé par dégager la structure globale du programme, c'est à dire identifier les différents éléments le composant, à savoir :</text:p>
      <text:list xml:id="list664263015533515748" text:style-name="List_20_1">
        <text:list-item>
          <text:p text:style-name="P1">Les joueurs</text:p>
        </text:list-item>
        <text:list-item>
          <text:p text:style-name="P1">Leurs fantômes</text:p>
        </text:list-item>
        <text:list-item>
          <text:p text:style-name="P1">Le plateau, constitué de cases.</text:p>
        </text:list-item>
        <text:list-item>
          <text:p text:style-name="P1">Les règles régissant le jeu, rassemblées dans un « livre de règles »</text:p>
        </text:list-item>
        <text:list-item>
          <text:p text:style-name="P1">Le jeu lui même</text:p>
        </text:list-item>
      </text:list>
      <text:h text:style-name="Heading_20_2" text:outline-level="2">Rôle du livre de règles</text:h>
      <text:p text:style-name="First_20_line_20_indent">Le livre de règles est une interface entre l'ensemble des règles et le reste du programme, il répond <text:span text:style-name="T1">oui</text:span><text:span text:style-name="T2"> ou </text:span><text:span text:style-name="T1">non</text:span><text:span text:style-name="T2"> selon si une action est légale en vérifiant si toutes les règles les plus importantes l'autorisent. En effet, chaque règle possède une certaine « priorité » permettant de déterminer si une règle est plus important qu'une autre.</text:span></text:p>
      <text:p text:style-name="First_20_line_20_indent">Avant d'effectuer un mouvement, le joueur doit vérifier auprès du livre de règles que ce déplacement est autorisé par les règles choisie pour cette partie, les <text:span text:style-name="Code">MovementRule</text:span>. Elles demandent elles-même, dans le cas où la case d'arrivée est occupée, si la capture est autorisée, via les <text:span text:style-name="Code">CaptureRule</text:span>.</text:p>
      <text:p text:style-name="First_20_line_20_indent">Durant la préparation de la partie, les <text:span text:style-name="Code">InitializationRule</text:span> fournissent le plateau de jeu. Lors du placement des pions, le joueur doit, avant de placer un fantôme sur le plateau et de l'ajouter à ses pièces, s'assurer grâce aux que la position pour ce fantôme est autorisée. Ces règles déterminent aussi si un joueur est prêt à jouer ou non.</text:p>
      <text:p text:style-name="First_20_line_20_indent">Les <text:span text:style-name="Code">GameEndRule</text:span> indiquent si la partie est terminée, et permettent de savoir qui est le gagnant.</text:p>
      <text:h text:style-name="Heading_20_2" text:outline-level="2">Le joueur</text:h>
      <text:p text:style-name="First_20_line_20_indent">Chaque joueur mémorise les fantômes qu'il possède au début de la partie, séparément de ceux qui se sont fait capturer, et de ceux qui sont sortis du plateau, ce qui fait trois listes différentes.</text:p>
      <text:h text:style-name="Heading_20_2" text:outline-level="2"/>
      <text:h text:style-name="P2" text:outline-level="2">Invariants du jeu</text:h>
      <text:p text:style-name="First_20_line_20_indent">Cette liste d'invariants explicite ce qui ne changera pas selon les extensions.</text:p>
      <text:list xml:id="list20160306" text:continue-numbering="true" text:style-name="List_20_1">
        <text:list-item>
          <text:p text:style-name="P1">Un plateau est toujours carré et composé de cases.</text:p>
        </text:list-item>
        <text:list-item>
          <text:p text:style-name="P1">Pour sortir, chaque pion éligible doit atteindre une sortie, et y rester jusqu'au tout suivant où il sortira.</text:p>
        </text:list-item>
        <text:list-item>
          <text:p text:style-name="P1">Seuls les bons fantômes peuvent sortir.</text:p>
        </text:list-item>
        <text:list-item>
          <text:p text:style-name="P1">Il ne peut y avoir au plus qu'un fantôme sur chaque case.</text:p>
        </text:list-item>
        <text:list-item>
          <text:p text:style-name="P1">Il n'y a qu'un seule instance de <text:span text:style-name="Code">Game</text:span>. Ce qui justifie l'utilisation d'un champ statique dans cette classe permettant d'accéder à la partie en cours, et à ses champs tels que l'interface, les joueurs, le plateau... Évitant ainsi de passer en argument aux constructeurs l'instance de <text:span text:style-name="Code">Game</text:span>.</text:p>
        </text:list-item>
        <text:list-item>
          <text:p text:style-name="P1">Un fantôme appartenant à un joueur lui appartiendra toujours, il ne peut pas être récupéré par l'adversaire, de plus un bon fantôme restera bon tout au long de la partie.</text:p>
        </text:list-item>
        <text:list-item>
          <text:p text:style-name="P1">A la fin d'un partie, il ne peut y avoir au plus qu'un gagna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Norm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background-image/>
      </style:paragraph-properties>
      <style:text-properties style:font-name="Tahoma"/>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Code" style:family="text">
      <style:text-properties style:font-name="Courier New"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21T19:26:20.53</meta:creation-date>
    <dc:date>2015-12-22T00:00:15.03</dc:date>
    <meta:editing-duration>PT4H33M38S</meta:editing-duration>
    <meta:editing-cycles>42</meta:editing-cycles>
    <meta:generator>OpenOffice/4.1.1$Win32 OpenOffice.org_project/411m6$Build-9775</meta:generator>
    <meta:document-statistic meta:table-count="0" meta:image-count="0" meta:object-count="0" meta:page-count="2" meta:paragraph-count="23" meta:word-count="434" meta:character-count="2481"/>
  </office:meta>
</office:document-meta>
</file>